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text-properties officeooo:rsid="001d57f2" officeooo:paragraph-rsid="001d57f2"/>
    </style:style>
    <style:style style:name="P3" style:family="paragraph" style:parent-style-name="Standard">
      <style:text-properties officeooo:rsid="001a868b" officeooo:paragraph-rsid="001a868b"/>
    </style:style>
    <style:style style:name="P4" style:family="paragraph" style:parent-style-name="Standard">
      <style:text-properties fo:color="#000000" loext:opacity="100%" style:font-name="Liberation Serif" officeooo:rsid="001be990" officeooo:paragraph-rsid="0023bd86" fo:background-color="transparent"/>
    </style:style>
    <style:style style:name="P5" style:family="paragraph" style:parent-style-name="Standard">
      <style:text-properties fo:color="#000000" loext:opacity="100%" style:font-name="sans-serif" officeooo:rsid="001be990" officeooo:paragraph-rsid="00228675" fo:background-color="transparent"/>
    </style:style>
    <style:style style:name="P6" style:family="paragraph" style:parent-style-name="Standard">
      <style:text-properties officeooo:rsid="001be990" officeooo:paragraph-rsid="00228675"/>
    </style:style>
    <style:style style:name="T1" style:family="text">
      <style:text-properties officeooo:rsid="002286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Last </text:span>Chapter </text:h>
      <text:p text:style-name="Text_20_body"/>
      <text:p text:style-name="P2">August 2025</text:p>
      <text:p text:style-name="P3"/>
      <text:p text:style-name="P4">It was a blast that deformed yet another piece of a building, now resembling the rest of the nearly completely demolished neighborhood…</text:p>
      <text:p text:style-name="P4"/>
      <text:p text:style-name="P4">I had gathered them—six children, wide-eyed and “starved to the bone” thin, their small hands clutching mine as I whispered promises of a safer place just beyond the rubble. We moved quickly through the choking dust, past twisted metal and shattered homes, toward what I hoped was shelter. They trusted me, this stranger with the foreign accent who spoke of gardens and cold waters far away. I was trying to save them, to lead them out of this furnace of heat and destruction. But the next blast came without warning. The ground erupted. Bodies flew like fragile leaves in a storm. When the smoke settled, the children lay still. They would never see their parents again, nor their siblings, friends, or neighbors. Neither would I.</text:p>
      <text:p text:style-name="P4"/>
      <text:p text:style-name="P4">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text:p>
      <text:p text:style-name="P4"/>
      <text:p text:style-name="P4">In that moment, as the scorching August sun burned down on the ruins of Gaza City— where famine had taken hold weeks earlier and the temperatures soared past 40°C and aid trickled like blood from a dying wound — I felt the old paradox rise in me one final time. Bravery or madness? All my life, I had plunged into extremes to feel alive: the icy waters of Iceland shocking my skin, the viper's bite in Auroville sending me into coma darkness, the spiritual fires of India and Amazonia burning away illusions. I had decided to live, over and over—escaping Villete with Eduard, building our wild love, raising our quiet blond boy and fiery black-haired girl amid moves and gardens across the world. And now, here in this man-made hell, I had come not for myself, but for them. For the starving, the displaced, the children whose eyes mirrored my own long-ago despair. One last plunge, into the heart of indifference. As my vision faded amid the rubble, I thought of Eduard’s paintings, the children grown and carrying our flame, the piano notes from Villete echoing faintly. </text:p>
      <text:p text:style-name="P4">I had lived by other laws. I had chosen sanity over madness and bravery over indifference. And in the end, the machine took me too. </text:p>
      <text:p text:style-name="P5"/>
      <text:p text:style-name="P5"><text:a xlink:type="simple" xlink:href="https://www.aljazeera.com/gallery/2025/2/5/gaza-transformed-into-rubble-strewn-wasteland-after-israeli-bombardment" text:style-name="Internet_20_link" text:visited-style-name="Visited_20_Internet_20_Link">https://www.aljazeera.com/gallery/2025/2/5/gaza-transformed-into-rubble-strewn-wasteland-after-israeli-bombardment</text:a></text:p>
      <text:p text:style-name="P5"/>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8T20:18:16.769591735</meta:creation-date>
    <dc:date>2025-12-29T19:12:21.575947000</dc:date>
    <meta:editing-duration>PT19M7S</meta:editing-duration>
    <meta:editing-cycles>9</meta:editing-cycles>
    <meta:generator>Collabora_Office/25.04.7.3$Android_AARCH64 LibreOffice_project/4ad7ba32450f</meta:generator>
    <meta:document-statistic meta:table-count="0" meta:image-count="0" meta:object-count="0" meta:page-count="1" meta:paragraph-count="8" meta:word-count="417" meta:character-count="2505" meta:non-whitespace-character-count="2094"/>
  </office:meta>
</office:document-meta>
</file>